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5" table:default-cell-style-name="ce34"/>
        <table:table-column table:style-name="co36" table:default-cell-style-name="ce34"/>
        <table:table-column table:style-name="co37"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9">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9">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5">00/00/0000</text:date>, <text:time style:data-style-name="N2" text:time-value="14:28:11.11121304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5T15:14:59.581832654</dc:date>
    <meta:creation-date>2016-09-05T22:47:24Z</meta:creation-date>
    <meta:editing-cycles>1658</meta:editing-cycles>
    <meta:editing-duration>P34DT16H23M48S</meta:editing-duration>
    <meta:generator>LibreOffice/5.2.7.2$Linux_X86_64 LibreOffice_project/20m0$Build-2</meta:generator>
    <meta:document-statistic meta:table-count="4" meta:cell-count="4425" meta:object-count="0"/>
  </office:meta>
</office:document-meta>
</file>